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5">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Assignment No:1</text:p>
      <text:p text:style-name="P1">Instructor: Valsaraj K S</text:p>
      <text:p text:style-name="P1">Prepared by: Soumya George K(Roll No:14)</text:p>
      <text:p text:style-name="P1">March 30, 2012</text:p>
      <text:p text:style-name="P1"/>
      <text:p text:style-name="P1"/>
      <text:p text:style-name="P5">1. PROBLEM STATEMENT</text:p>
      <text:p text:style-name="P2"><text:tab/>To construct the CFG for a given program in MIR and simplify CFG by eliminating</text:p>
      <text:p text:style-name="P2">unreachable code.</text:p>
      <text:p text:style-name="P2"/>
      <text:p text:style-name="P5">2. ASSUMPTIONS MADE FOR THE WORK</text:p>
      <text:p text:style-name="P2"><text:tab/>The following assumptions were made while coding.</text:p>
      <text:list xml:id="list791012762" text:style-name="L1">
        <text:list-item>
          <text:p text:style-name="P3">Program contains labels. Labels are followed by a colon and space.</text:p>
        </text:list-item>
        <text:list-item>
          <text:p text:style-name="P3">Program contains conditional jumps in the form of </text:p>
          <text:p text:style-name="P3">if &lt;cond&gt; goto &lt;label&gt;</text:p>
        </text:list-item>
        <text:list-item>
          <text:p text:style-name="P3">Program contain unconditional jumps in the form of </text:p>
          <text:p text:style-name="P3">goto &lt;label&gt; </text:p>
        </text:list-item>
        <text:list-item>
          <text:p text:style-name="P3">Program contain assignment statements and arithmatic operations.</text:p>
        </text:list-item>
        <text:list-item>
          <text:p text:style-name="P3">Each statement in the MIR is seperated by a new line.</text:p>
        </text:list-item>
        <text:list-item>
          <text:p text:style-name="P3">IR is in lowercase letters.</text:p>
        </text:list-item>
      </text:list>
      <text:p text:style-name="P2"/>
      <text:p text:style-name="P5">3. IMPLEMENTATION DETAILS</text:p>
      <text:p text:style-name="P2"><text:tab/>The program expects the name of the MIR file to be passed as a command line argument.</text:p>
      <text:p text:style-name="P2">The list of statements are represented as a singly linked list and the program uses dynamic memory</text:p>
      <text:p text:style-name="P2">allocation for storage. All statement has a pointer to the next sequential statement. </text:p>
      <text:p text:style-name="P2"><text:s text:c="12"/>All statements has to be converted to three address code ie, opcode and two operands.</text:p>
      <text:p text:style-name="P2"><text:tab/>Adjacency matrix is calculated based on direct connection. Only blocks which can be reached with one hop is included in adjacency matrix. Using Warshall's algorithm, adjacency matrix is converted to path matrix, which checks if there is any path between 2 blocks. </text:p>
      <text:p text:style-name="P2"><text:tab/>All blocks which are unreachable from start node are freed using free in C. <text:s/>New blocks are getting printed.</text:p>
      <text:p text:style-name="P2"/>
      <text:p text:style-name="P2"><text:span text:style-name="T1">4. ALGORITHM</text:span> </text:p>
      <text:p text:style-name="P2"/>
      <text:p text:style-name="P2">Step 1: Start</text:p>
      <text:p text:style-name="P2">Step 2: Input is read from a file and it is stored in an array. Check each instruction for a label, if and goto.</text:p>
      <text:list xml:id="list56781549" text:style-name="L5">
        <text:list-item>
          <text:p text:style-name="P4">If goto and if <text:s/>statement is found, then there will be a new block from next statement. Also </text:p>
          <text:p text:style-name="P4">it is flaged for the start of next statement.</text:p>
        </text:list-item>
        <text:list-item>
          <text:p text:style-name="P4">For statements with label, it is the first statement in the block.</text:p>
        </text:list-item>
      </text:list>
      <text:p text:style-name="P2">Step 3: Display it as blocks.</text:p>
      <text:p text:style-name="P2">Step 4: Check end statement of each block. It's jump label is found, if any. It is compared with label <text:s/>of start statement in a block. Corresponding position in adjacency matrix is made 1. For if statement, position corresponding to next block(sequential block) is also made 1. </text:p>
      <text:p text:style-name="P2">Step 5: From adjacency matrix, path matrix is calculated using warshall's algorithm. </text:p>
      <text:p text:style-name="P2">Step 6: Unreachable blocks from the starting block is removed using free. Pointer to next statement is set properly.</text:p>
      <text:p text:style-name="P2">Step 7: Block array is shifted.</text:p>
      <text:p text:style-name="P2">Step 8: New block set is printed.</text:p>
      <text:p text:style-name="P2">Step 9: Stop</text:p>
      <text:p text:style-name="P2"/>
      <text:p text:style-name="P2"><text:span text:style-name="T1">5. DATA DEFINITIONS USED</text:span></text:p>
      <text:p text:style-name="P2"><text:soft-page-break/><text:tab/></text:p>
      <text:p text:style-name="P2"><text:tab/>Following is the statement structure </text:p>
      <table:table table:name="Table1" table:style-name="Table1">
        <table:table-column table:style-name="Table1.A" table:number-columns-repeated="6"/>
        <table:table-row>
          <table:table-cell table:style-name="Table1.A1" office:value-type="string">
            <text:p text:style-name="P6">raw</text:p>
          </table:table-cell>
          <table:table-cell table:style-name="Table1.A1" office:value-type="string">
            <text:p text:style-name="P6">opcode</text:p>
          </table:table-cell>
          <table:table-cell table:style-name="Table1.A1" office:value-type="string">
            <text:p text:style-name="P6">lbool</text:p>
          </table:table-cell>
          <table:table-cell table:style-name="Table1.A1" office:value-type="string">
            <text:p text:style-name="P6">label</text:p>
          </table:table-cell>
          <table:table-cell table:style-name="Table1.A1" office:value-type="string">
            <text:p text:style-name="P6">operand</text:p>
          </table:table-cell>
          <table:table-cell table:style-name="Table1.F1" office:value-type="string">
            <text:p text:style-name="P6">next</text:p>
          </table:table-cell>
        </table:table-row>
      </table:table>
      <text:p text:style-name="P2"/>
      <text:p text:style-name="P2">raw: Contains line in the MIR.</text:p>
      <text:p text:style-name="P2">opcode: If goto statement is found, 'g' is stored. If if statement is found, 'i' is stored.</text:p>
      <text:p text:style-name="P2">lbool: specifies this statement has a label.1 or zero is stored in this.</text:p>
      <text:p text:style-name="P2">label: if label is present, label name is stored.</text:p>
      <text:p text:style-name="P2">operand: All statements are converted to <text:s/>2 operand <text:s/>form. </text:p>
      <text:p text:style-name="P2">next: link to next sequential statement.</text:p>
      <text:p text:style-name="P2"/>
      <text:p text:style-name="P2"><text:tab/>There is a structure called block, which stores first statement of a block, last statement of a block. </text:p>
      <table:table table:name="Table2" table:style-name="Table2">
        <table:table-column table:style-name="Table2.A" table:number-columns-repeated="2"/>
        <table:table-row>
          <table:table-cell table:style-name="Table2.A1" office:value-type="string">
            <text:p text:style-name="P6">start</text:p>
          </table:table-cell>
          <table:table-cell table:style-name="Table2.B1" office:value-type="string">
            <text:p text:style-name="P6">end</text:p>
          </table:table-cell>
        </table:table-row>
      </table:table>
      <text:p text:style-name="P2">start: contains first statement of a block.</text:p>
      <text:p text:style-name="P2">end: contains last statement of a block.</text:p>
      <text:p text:style-name="P2"/>
      <text:p text:style-name="P2"/>
      <text:p text:style-name="P2"><text:tab/>Following is the used structures.</text:p>
      <text:p text:style-name="P2">struct arith_exp {</text:p>
      <text:p text:style-name="P2"><text:s text:c="2"/>char operation;</text:p>
      <text:p text:style-name="P2"><text:s text:c="2"/>union a_operand {</text:p>
      <text:p text:style-name="P2"><text:s text:c="4"/>enum kind {constant, adr_var, adr_ae} k;</text:p>
      <text:p text:style-name="P2"><text:s text:c="4"/>int x;</text:p>
      <text:p text:style-name="P2"><text:s text:c="4"/>int* ad;</text:p>
      <text:p text:style-name="P2"><text:s text:c="4"/>struct arith_exp* a_exp;</text:p>
      <text:p text:style-name="P2"><text:s text:c="2"/>}al_operand, ar_operand;</text:p>
      <text:p text:style-name="P2">};</text:p>
      <text:p text:style-name="P2"/>
      <text:p text:style-name="P2">struct rel_exp {</text:p>
      <text:p text:style-name="P2"><text:s text:c="2"/>char operation;</text:p>
      <text:p text:style-name="P2"><text:s text:c="2"/>union rl_operand {</text:p>
      <text:p text:style-name="P2"><text:s text:c="4"/>int x;</text:p>
      <text:p text:style-name="P2"><text:s text:c="4"/>int* ad;</text:p>
      <text:p text:style-name="P2"><text:s text:c="2"/>}l_operand, r_operand;</text:p>
      <text:p text:style-name="P2">};</text:p>
      <text:p text:style-name="P2"/>
      <text:p text:style-name="P2">struct statement</text:p>
      <text:p text:style-name="P2">{</text:p>
      <text:p text:style-name="P2"><text:s text:c="2"/>char raw[20];</text:p>
      <text:p text:style-name="P2"><text:s text:c="2"/>char opcode;</text:p>
      <text:p text:style-name="P2"><text:s text:c="2"/>char lbool;</text:p>
      <text:p text:style-name="P2"><text:s text:c="2"/>char label[5];</text:p>
      <text:p text:style-name="P2"><text:s text:c="2"/>union operand {</text:p>
      <text:p text:style-name="P2"><text:s text:c="4"/>enum kindst {arith, conditional, goto_stm} kst;</text:p>
      <text:p text:style-name="P2"><text:s text:c="4"/>union l_value {</text:p>
      <text:p text:style-name="P2"><text:s text:c="6"/>enum kindlv {lv_adr, lv_r_adr, lv_label} klv;</text:p>
      <text:p text:style-name="P2"><text:s text:c="6"/>int* adr;</text:p>
      <text:p text:style-name="P2"><text:s text:c="6"/>struct rel_exp* r_ad;</text:p>
      <text:p text:style-name="P2"><text:s text:c="6"/>char label[6];</text:p>
      <text:p text:style-name="P2"><text:s text:c="4"/>} left;</text:p>
      <text:p text:style-name="P2"><text:soft-page-break/><text:s text:c="4"/>union r_value {</text:p>
      <text:p text:style-name="P2"><text:s text:c="6"/>enum kindrv {rv_constant, rv_adr, rv_label} krv;</text:p>
      <text:p text:style-name="P2"><text:s text:c="6"/>int constant;</text:p>
      <text:p text:style-name="P2"><text:s text:c="6"/>int* adr;</text:p>
      <text:p text:style-name="P2"><text:s text:c="6"/>char label[6];</text:p>
      <text:p text:style-name="P2"><text:s text:c="6"/>struct statement* rgoto;</text:p>
      <text:p text:style-name="P2"><text:s text:c="4"/>} right;</text:p>
      <text:p text:style-name="P2"><text:s text:c="2"/>} opr;</text:p>
      <text:p text:style-name="P2"><text:s text:c="2"/>struct statement* next;</text:p>
      <text:p text:style-name="P2">};</text:p>
      <text:p text:style-name="P2"/>
      <text:p text:style-name="P2">struct block {</text:p>
      <text:p text:style-name="P2"><text:s text:c="2"/>struct statement* start;</text:p>
      <text:p text:style-name="P2"><text:s text:c="2"/>struct statement* end;</text:p>
      <text:p text:style-name="P2">}bl[10];</text:p>
      <text:p text:style-name="P2"/>
      <text:p text:style-name="P5">6. INSTRUCTIONS FOR RUNNING THE CODE</text:p>
      <text:p text:style-name="P2"/>
      <text:p text:style-name="P2">Requirements:- gcc compiler</text:p>
      <text:p text:style-name="P2"/>
      <text:p text:style-name="P2">Instructions:</text:p>
      <text:p text:style-name="P2">Compile program using the following statement.</text:p>
      <text:p text:style-name="P2"><text:s text:c="6"/>cc &lt;filename&gt;</text:p>
      <text:p text:style-name="P2">To run the program use the following statement.</text:p>
      <text:p text:style-name="P2"><text:s text:c="5"/>./a.out &lt;MIR file&gt;</text:p>
      <text:p text:style-name="P2"/>
      <text:p text:style-name="P2">Two files input.txt and a.txt are provided as sample inpts.</text:p>
      <text:p text:style-name="P2"/>
      <text:p text:style-name="P2">Sample Input:</text:p>
      <text:p text:style-name="P2">i = 1</text:p>
      <text:p text:style-name="P2">a: j = 1</text:p>
      <text:p text:style-name="P2">b: t1 = 10 * i</text:p>
      <text:p text:style-name="P2">t2 = t1 + j</text:p>
      <text:p text:style-name="P2">t3 = 8 * t2</text:p>
      <text:p text:style-name="P2">t4 = t3 - 88</text:p>
      <text:p text:style-name="P2">a[t4] = 0.0</text:p>
      <text:p text:style-name="P2">j = j + 1</text:p>
      <text:p text:style-name="P2">if j &lt;= 10 goto b</text:p>
      <text:p text:style-name="P2">i = i + 1</text:p>
      <text:p text:style-name="P2">if i &lt;= 10 goto a</text:p>
      <text:p text:style-name="P2">i = 1</text:p>
      <text:p text:style-name="P2">c: t5 = i - 1</text:p>
      <text:p text:style-name="P2">t6 = 88 * t5</text:p>
      <text:p text:style-name="P2">a[t6] = 1.0</text:p>
      <text:p text:style-name="P2">i = i + 1</text:p>
      <text:p text:style-name="P2">if i &lt;= 10 goto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untu </meta:initial-creator>
    <meta:creation-date>2012-03-30T21:09:53</meta:creation-date>
    <dc:date>2012-03-30T23:52:45</dc:date>
    <dc:creator>ubuntu </dc:creator>
    <meta:editing-duration>PT2H42M55S</meta:editing-duration>
    <meta:editing-cycles>37</meta:editing-cycles>
    <meta:generator>LibreOffice/3.4$Linux LibreOffice_project/340m1$Build-402</meta:generator>
    <meta:document-statistic meta:table-count="2" meta:image-count="0" meta:object-count="0" meta:page-count="3" meta:paragraph-count="128" meta:word-count="757" meta:character-count="4360" meta:non-whitespace-character-count="3546"/>
  </office:meta>
</office:document-meta>
</file>